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1417A1E8662DA0B0AAB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580000016E5040F611D0E797FD.png" manifest:media-type="image/png"/>
  <manifest:file-entry manifest:full-path="Pictures/1000020100000222000002D12B5514D7D8A32391.png" manifest:media-type="image/png"/>
  <manifest:file-entry manifest:full-path="Pictures/100002010000043C000000E4EF35731F49D80457.png" manifest:media-type="image/png"/>
  <manifest:file-entry manifest:full-path="Pictures/10000201000001E1000000C60105B97A2C2A54BB.png" manifest:media-type="image/png"/>
  <manifest:file-entry manifest:full-path="Pictures/10000201000001B500000073888061021EF6C6F7.png" manifest:media-type="image/png"/>
  <manifest:file-entry manifest:full-path="Pictures/100002010000014A000000CB2ED4C63CDCD6B4C2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15F0000014AB602466F2EAB31E2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2D0000015ED81A745AB1BA1C4E.png" manifest:media-type="image/png"/>
  <manifest:file-entry manifest:full-path="Pictures/100002010000012D0000015E2114CE1C654AF7D3.png" manifest:media-type="image/png"/>
  <manifest:file-entry manifest:full-path="Pictures/100000000000054F000001B9506B2F5F5386AB24.png" manifest:media-type="image/png"/>
  <manifest:file-entry manifest:full-path="Pictures/100002010000056D000002EEBEE16105AA549AFA.png" manifest:media-type="image/png"/>
  <manifest:file-entry manifest:full-path="Pictures/100002010000031F000000A5D67846559346F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105B97A2C2A54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D81A745AB1BA1C4E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2114CE1C654AF7D3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D67846559346F5BD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7A1E8662DA0B0AAB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</text:span><text:span text:style-name="T160">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506B2F5F5386A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602466F2EAB31E2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B5514D7D8A3239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4T11:55:02.510892894</dc:date>
    <meta:editing-duration>P1DT9H19M10S</meta:editing-duration>
    <meta:editing-cycles>272</meta:editing-cycles>
    <meta:document-statistic meta:object-count="867"/>
  </office:meta>
</office:document-meta>
</file>